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9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0.395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0.441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14" style:family="table-cell" style:parent-style-name="Default" style:data-style-name="N11"/>
    <style:style style:name="ce7" style:family="table-cell" style:parent-style-name="Default" style:data-style-name="N11">
      <style:table-cell-properties fo:background-color="#f6f9d4"/>
    </style:style>
    <style:style style:name="ce16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f00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ackground-color="#ff808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4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16352" table:default-cell-style-name="Default"/>
        <table:table-row table:style-name="ro1">
          <table:table-cell table:number-columns-repeated="2"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 table:number-columns-repeated="2"/>
          <table:table-cell office:value-type="string" calcext:value-type="string">
            <text:p>Inflation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11"/>
          <table:table-cell table:number-columns-repeated="2" table:style-name="ce7" office:value-type="percentage" office:value="0.01" calcext:value-type="percentage">
            <text:p>1,00 %</text:p>
          </table:table-cell>
          <table:table-cell/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" calcext:value-type="percentage">
            <text:p>0,00 %</text:p>
          </table:table-cell>
          <table:table-cell/>
          <table:table-cell table:style-name="ce11"/>
          <table:table-cell table:style-name="ce14" office:value-type="percentage" office:value="0.0537129" calcext:value-type="percentage">
            <text:p>5,37 %</text:p>
          </table:table-cell>
          <table:table-cell table:style-name="ce20" office:value-type="percentage" office:value="0.03" calcext:value-type="percentage">
            <text:p>3,00 %</text:p>
          </table:table-cell>
          <table:table-cell table:style-name="ce3" office:value-type="float" office:value="22000" calcext:value-type="float">
            <text:p>22.000,00</text:p>
          </table:table-cell>
          <table:table-cell/>
          <table:table-cell table:style-name="ce7" office:value-type="percentage" office:value="0.035" calcext:value-type="percentage">
            <text:p>3,50 %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staatliche Rente</text:p>
          </table:table-cell>
          <table:covered-table-cell table:style-name="ce16"/>
          <table:covered-table-cell table:style-name="ce8"/>
          <table:covered-table-cell/>
          <table:table-cell table:style-name="ce21" office:value-type="string" calcext:value-type="string" table:number-columns-spanned="4" table:number-rows-spanned="1">
            <text:p>Direktversicherung</text:p>
          </table:table-cell>
          <table:covered-table-cell table:style-name="ce16"/>
          <table:covered-table-cell table:style-name="ce8"/>
          <table:covered-table-cell/>
          <table:table-cell table:style-name="ce22" office:value-type="string" calcext:value-type="string" table:number-columns-spanned="4" table:number-rows-spanned="1">
            <text:p>Dividenten</text:p>
          </table:table-cell>
          <table:covered-table-cell table:style-name="ce16"/>
          <table:covered-table-cell table:style-name="ce8"/>
          <table:covered-table-cell/>
          <table:table-cell/>
          <table:table-cell table:style-name="ce23" office:value-type="string" calcext:value-type="string" table:number-columns-spanned="3" table:number-rows-spanned="1">
            <text:p>Ausgaben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table:number-columns-repeated="2"/>
          <table:table-cell table:style-name="ce11"/>
          <table:table-cell office:value-type="float" office:value="2049.6" calcext:value-type="float">
            <text:p>2.049,6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office:value-type="float" office:value="200" calcext:value-type="float">
            <text:p>2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table:formula="of:=([.N2]*(1 -0.26375))/12" office:value-type="float" office:value="1349.79166666667" calcext:value-type="float">
            <text:p>1.349,79</text:p>
          </table:table-cell>
          <table:table-cell table:style-name="ce8" office:value-type="string" calcext:value-type="string">
            <text:p>pro Monat</text:p>
          </table:table-cell>
          <table:table-cell table:number-columns-repeated="2"/>
          <table:table-cell office:value-type="float" office:value="2800" calcext:value-type="float">
            <text:p>2.8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3"/>
          <table:table-cell table:style-name="ce24" office:value-type="string" calcext:value-type="string">
            <text:p>Saldo mit 90</text:p>
          </table:table-cell>
          <table:table-cell table:style-name="ce24" table:formula="of:=[.V40]" office:value-type="float" office:value="-19022.7626990723" calcext:value-type="float">
            <text:p>-19.022,76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Jahr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Ausg_mon</text:p>
          </table:table-cell>
          <table:table-cell table:style-name="ce1" office:value-type="string" calcext:value-type="string">
            <text:p>Ausg_jahr</text:p>
          </table:table-cell>
          <table:table-cell table:style-name="ce1" office:value-type="string" calcext:value-type="string">
            <text:p>Ausg_sum</text:p>
          </table:table-cell>
          <table:table-cell table:style-name="ce1" table:number-columns-repeated="2"/>
          <table:table-cell table:style-name="ce4" office:value-type="string" calcext:value-type="string">
            <text:p>Diff_jahr</text:p>
          </table:table-cell>
          <table:table-cell table:style-name="ce4" office:value-type="string" calcext:value-type="string">
            <text:p>Diff_sum</text:p>
          </table:table-cell>
          <table:table-cell table:style-name="ce1" table:number-columns-repeated="163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12*[.D4]" office:value-type="float" office:value="24595.2" calcext:value-type="float">
            <text:p>24.595,20</text:p>
          </table:table-cell>
          <table:table-cell table:number-columns-repeated="3"/>
          <table:table-cell table:formula="of:=12*[.H4]" office:value-type="float" office:value="2400" calcext:value-type="float">
            <text:p>2.400,00</text:p>
          </table:table-cell>
          <table:table-cell table:number-columns-repeated="3"/>
          <table:table-cell table:formula="of:=12*[.L4]" office:value-type="float" office:value="16197.5" calcext:value-type="float">
            <text:p>16.197,50</text:p>
          </table:table-cell>
          <table:table-cell table:number-columns-repeated="3"/>
          <table:table-cell table:formula="of:=[.P4]" office:value-type="float" office:value="2800" calcext:value-type="float">
            <text:p>2.800,00</text:p>
          </table:table-cell>
          <table:table-cell table:style-name="ce3" table:formula="of:=[.P6]*12" office:value-type="float" office:value="33600" calcext:value-type="float">
            <text:p>33.600,0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D6]+([.D6]*[.$D$2])" office:value-type="float" office:value="24841.152" calcext:value-type="float">
            <text:p>24.841,15</text:p>
          </table:table-cell>
          <table:table-cell table:number-columns-repeated="3"/>
          <table:table-cell table:formula="of:=[.H6]+([.H6]*[.$H$2])" office:value-type="float" office:value="2400" calcext:value-type="float">
            <text:p>2.400,00</text:p>
          </table:table-cell>
          <table:table-cell table:number-columns-repeated="3"/>
          <table:table-cell table:formula="of:=[.L6]+([.L6]*[.$L$2])" office:value-type="float" office:value="17067.51469775" calcext:value-type="float">
            <text:p>17.067,51</text:p>
          </table:table-cell>
          <table:table-cell table:number-columns-repeated="3"/>
          <table:table-cell table:formula="of:=[.P6]+([.P6]*[.$P$2])" office:value-type="float" office:value="2898" calcext:value-type="float">
            <text:p>2.898,00</text:p>
          </table:table-cell>
          <table:table-cell table:style-name="ce3" table:formula="of:=[.Q6]+([.Q6]*[.$P$2])" office:value-type="float" office:value="34776" calcext:value-type="float">
            <text:p>34.776,0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7" calcext:value-type="float">
            <text:p>2027</text:p>
          </table:table-cell>
          <table:table-cell/>
          <table:table-cell table:formula="of:=[.D7]+([.D7]*[.$D$2])" office:value-type="float" office:value="25089.56352" calcext:value-type="float">
            <text:p>25.089,56</text:p>
          </table:table-cell>
          <table:table-cell table:number-columns-repeated="3"/>
          <table:table-cell table:formula="of:=[.H7]+([.H7]*[.$H$2])" office:value-type="float" office:value="2400" calcext:value-type="float">
            <text:p>2.400,00</text:p>
          </table:table-cell>
          <table:table-cell table:number-columns-repeated="3"/>
          <table:table-cell table:formula="of:=[.L7]+([.L7]*[.$L$2])" office:value-type="float" office:value="17984.2604079588" calcext:value-type="float">
            <text:p>17.984,26</text:p>
          </table:table-cell>
          <table:table-cell table:number-columns-repeated="3"/>
          <table:table-cell table:formula="of:=[.P7]+([.P7]*[.$P$2])" office:value-type="float" office:value="2999.43" calcext:value-type="float">
            <text:p>2.999,43</text:p>
          </table:table-cell>
          <table:table-cell table:style-name="ce3" table:formula="of:=[.Q7]+([.Q7]*[.$P$2])" office:value-type="float" office:value="35993.16" calcext:value-type="float">
            <text:p>35.993,16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8" calcext:value-type="float">
            <text:p>2028</text:p>
          </table:table-cell>
          <table:table-cell/>
          <table:table-cell table:formula="of:=[.D8]+([.D8]*[.$D$2])" office:value-type="float" office:value="25340.4591552" calcext:value-type="float">
            <text:p>25.340,46</text:p>
          </table:table-cell>
          <table:table-cell table:number-columns-repeated="3"/>
          <table:table-cell table:formula="of:=[.H8]+([.H8]*[.$H$2])" office:value-type="float" office:value="2400" calcext:value-type="float">
            <text:p>2.400,00</text:p>
          </table:table-cell>
          <table:table-cell table:number-columns-repeated="3"/>
          <table:table-cell table:formula="of:=[.L8]+([.L8]*[.$L$2])" office:value-type="float" office:value="18950.2471888254" calcext:value-type="float">
            <text:p>18.950,25</text:p>
          </table:table-cell>
          <table:table-cell table:number-columns-repeated="3"/>
          <table:table-cell table:formula="of:=[.P8]+([.P8]*[.$P$2])" office:value-type="float" office:value="3104.41005" calcext:value-type="float">
            <text:p>3.104,41</text:p>
          </table:table-cell>
          <table:table-cell table:style-name="ce3" table:formula="of:=[.Q8]+([.Q8]*[.$P$2])" office:value-type="float" office:value="37252.9206" calcext:value-type="float">
            <text:p>37.252,92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[.D9]+([.D9]*[.$D$2])" office:value-type="float" office:value="25593.863746752" calcext:value-type="float">
            <text:p>25.593,86</text:p>
          </table:table-cell>
          <table:table-cell table:number-columns-repeated="3"/>
          <table:table-cell table:formula="of:=[.H9]+([.H9]*[.$H$2])" office:value-type="float" office:value="2400" calcext:value-type="float">
            <text:p>2.400,00</text:p>
          </table:table-cell>
          <table:table-cell table:number-columns-repeated="3"/>
          <table:table-cell table:formula="of:=[.L9]+([.L9]*[.$L$2])" office:value-type="float" office:value="19968.1199210541" calcext:value-type="float">
            <text:p>19.968,12</text:p>
          </table:table-cell>
          <table:table-cell table:number-columns-repeated="3"/>
          <table:table-cell table:formula="of:=[.P9]+([.P9]*[.$P$2])" office:value-type="float" office:value="3213.06440175" calcext:value-type="float">
            <text:p>3.213,06</text:p>
          </table:table-cell>
          <table:table-cell table:style-name="ce3" table:formula="of:=[.Q9]+([.Q9]*[.$P$2])" office:value-type="float" office:value="38556.772821" calcext:value-type="float">
            <text:p>38.556,77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D10]+([.D10]*[.$D$2])" office:value-type="float" office:value="25849.8023842195" calcext:value-type="float">
            <text:p>25.849,80</text:p>
          </table:table-cell>
          <table:table-cell table:number-columns-repeated="3"/>
          <table:table-cell table:formula="of:=[.H10]+([.H10]*[.$H$2])" office:value-type="float" office:value="2400" calcext:value-type="float">
            <text:p>2.400,00</text:p>
          </table:table-cell>
          <table:table-cell table:number-columns-repeated="3"/>
          <table:table-cell table:formula="of:=[.L10]+([.L10]*[.$L$2])" office:value-type="float" office:value="21040.6655495617" calcext:value-type="float">
            <text:p>21.040,67</text:p>
          </table:table-cell>
          <table:table-cell table:number-columns-repeated="3"/>
          <table:table-cell table:formula="of:=[.P10]+([.P10]*[.$P$2])" office:value-type="float" office:value="3325.52165581125" calcext:value-type="float">
            <text:p>3.325,52</text:p>
          </table:table-cell>
          <table:table-cell table:style-name="ce3" table:formula="of:=[.Q10]+([.Q10]*[.$P$2])" office:value-type="float" office:value="39906.259869735" calcext:value-type="float">
            <text:p>39.906,26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D11]+([.D11]*[.$D$2])" office:value-type="float" office:value="26108.3004080617" calcext:value-type="float">
            <text:p>26.108,30</text:p>
          </table:table-cell>
          <table:table-cell table:number-columns-repeated="3"/>
          <table:table-cell table:formula="of:=[.H11]+([.H11]*[.$H$2])" office:value-type="float" office:value="2400" calcext:value-type="float">
            <text:p>2.400,00</text:p>
          </table:table-cell>
          <table:table-cell table:number-columns-repeated="3"/>
          <table:table-cell table:formula="of:=[.L11]+([.L11]*[.$L$2])" office:value-type="float" office:value="22170.8207141587" calcext:value-type="float">
            <text:p>22.170,82</text:p>
          </table:table-cell>
          <table:table-cell table:number-columns-repeated="3"/>
          <table:table-cell table:formula="of:=[.P11]+([.P11]*[.$P$2])" office:value-type="float" office:value="3441.91491376464" calcext:value-type="float">
            <text:p>3.441,91</text:p>
          </table:table-cell>
          <table:table-cell table:style-name="ce3" table:formula="of:=[.Q11]+([.Q11]*[.$P$2])" office:value-type="float" office:value="41302.9789651757" calcext:value-type="float">
            <text:p>41.302,98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D12]+([.D12]*[.$D$2])" office:value-type="float" office:value="26369.3834121423" calcext:value-type="float">
            <text:p>26.369,38</text:p>
          </table:table-cell>
          <table:table-cell table:number-columns-repeated="3"/>
          <table:table-cell table:formula="of:=[.H12]+([.H12]*[.$H$2])" office:value-type="float" office:value="2400" calcext:value-type="float">
            <text:p>2.400,00</text:p>
          </table:table-cell>
          <table:table-cell table:number-columns-repeated="3"/>
          <table:table-cell table:formula="of:=[.L12]+([.L12]*[.$L$2])" office:value-type="float" office:value="23361.6797900963" calcext:value-type="float">
            <text:p>23.361,68</text:p>
          </table:table-cell>
          <table:table-cell table:number-columns-repeated="3"/>
          <table:table-cell table:formula="of:=[.P12]+([.P12]*[.$P$2])" office:value-type="float" office:value="3562.38193574641" calcext:value-type="float">
            <text:p>3.562,38</text:p>
          </table:table-cell>
          <table:table-cell table:style-name="ce3" table:formula="of:=[.Q12]+([.Q12]*[.$P$2])" office:value-type="float" office:value="42748.5832289569" calcext:value-type="float">
            <text:p>42.748,58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3" calcext:value-type="float">
            <text:p>2033</text:p>
          </table:table-cell>
          <table:table-cell/>
          <table:table-cell table:formula="of:=[.D13]+([.D13]*[.$D$2])" office:value-type="float" office:value="26633.0772462638" calcext:value-type="float">
            <text:p>26.633,08</text:p>
          </table:table-cell>
          <table:table-cell table:number-columns-repeated="3"/>
          <table:table-cell table:formula="of:=[.H13]+([.H13]*[.$H$2])" office:value-type="float" office:value="2400" calcext:value-type="float">
            <text:p>2.400,00</text:p>
          </table:table-cell>
          <table:table-cell table:number-columns-repeated="3"/>
          <table:table-cell table:formula="of:=[.L13]+([.L13]*[.$L$2])" office:value-type="float" office:value="24616.5033604937" calcext:value-type="float">
            <text:p>24.616,50</text:p>
          </table:table-cell>
          <table:table-cell table:number-columns-repeated="3"/>
          <table:table-cell table:formula="of:=[.P13]+([.P13]*[.$P$2])" office:value-type="float" office:value="3687.06530349753" calcext:value-type="float">
            <text:p>3.687,07</text:p>
          </table:table-cell>
          <table:table-cell table:style-name="ce3" table:formula="of:=[.Q13]+([.Q13]*[.$P$2])" office:value-type="float" office:value="44244.7836419704" calcext:value-type="float">
            <text:p>44.244,78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D14]+([.D14]*[.$D$2])" office:value-type="float" office:value="26899.4080187264" calcext:value-type="float">
            <text:p>26.899,41</text:p>
          </table:table-cell>
          <table:table-cell table:number-columns-repeated="3"/>
          <table:table-cell table:formula="of:=[.H14]+([.H14]*[.$H$2])" office:value-type="float" office:value="2400" calcext:value-type="float">
            <text:p>2.400,00</text:p>
          </table:table-cell>
          <table:table-cell table:number-columns-repeated="3"/>
          <table:table-cell table:formula="of:=[.L14]+([.L14]*[.$L$2])" office:value-type="float" office:value="25938.7271438456" calcext:value-type="float">
            <text:p>25.938,73</text:p>
          </table:table-cell>
          <table:table-cell table:number-columns-repeated="3"/>
          <table:table-cell table:formula="of:=[.P14]+([.P14]*[.$P$2])" office:value-type="float" office:value="3816.11258911994" calcext:value-type="float">
            <text:p>3.816,11</text:p>
          </table:table-cell>
          <table:table-cell table:style-name="ce3" table:formula="of:=[.Q14]+([.Q14]*[.$P$2])" office:value-type="float" office:value="45793.3510694393" calcext:value-type="float">
            <text:p>45.793,35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5" calcext:value-type="float">
            <text:p>2035</text:p>
          </table:table-cell>
          <table:table-cell/>
          <table:table-cell table:formula="of:=[.D15]+([.D15]*[.$D$2])" office:value-type="float" office:value="27168.4020989137" calcext:value-type="float">
            <text:p>27.168,40</text:p>
          </table:table-cell>
          <table:table-cell table:number-columns-repeated="3"/>
          <table:table-cell table:formula="of:=[.H15]+([.H15]*[.$H$2])" office:value-type="float" office:value="2400" calcext:value-type="float">
            <text:p>2.400,00</text:p>
          </table:table-cell>
          <table:table-cell table:number-columns-repeated="3"/>
          <table:table-cell table:formula="of:=[.L15]+([.L15]*[.$L$2])" office:value-type="float" office:value="27331.9714010502" calcext:value-type="float">
            <text:p>27.331,97</text:p>
          </table:table-cell>
          <table:table-cell table:number-columns-repeated="3"/>
          <table:table-cell table:formula="of:=[.P15]+([.P15]*[.$P$2])" office:value-type="float" office:value="3949.67652973914" calcext:value-type="float">
            <text:p>3.949,68</text:p>
          </table:table-cell>
          <table:table-cell table:style-name="ce3" table:formula="of:=[.Q15]+([.Q15]*[.$P$2])" office:value-type="float" office:value="47396.1183568697" calcext:value-type="float">
            <text:p>47.396,12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036" calcext:value-type="float">
            <text:p>2036</text:p>
          </table:table-cell>
          <table:table-cell table:style-name="ce2"/>
          <table:table-cell table:style-name="ce5" table:formula="of:=[.D16]+([.D16]*[.$D$2])" office:value-type="float" office:value="27440.0861199028" calcext:value-type="float">
            <text:p>27.440,09</text:p>
          </table:table-cell>
          <table:table-cell table:style-name="ce5" table:formula="of:=[.D17]/12" office:value-type="float" office:value="2286.67384332523" calcext:value-type="float">
            <text:p>2.286,67</text:p>
          </table:table-cell>
          <table:table-cell table:style-name="ce2" table:number-columns-repeated="2"/>
          <table:table-cell table:formula="of:=[.H16]+([.H16]*[.$H$2])" office:value-type="float" office:value="2400" calcext:value-type="float">
            <text:p>2.400,00</text:p>
          </table:table-cell>
          <table:table-cell table:style-name="ce5" table:formula="of:=[.H17]/12" office:value-type="float" office:value="200" calcext:value-type="float">
            <text:p>200,00</text:p>
          </table:table-cell>
          <table:table-cell table:style-name="ce2" table:number-columns-repeated="2"/>
          <table:table-cell table:formula="of:=[.L16]+([.L16]*[.$L$2])" office:value-type="float" office:value="28800.0508477177" calcext:value-type="float">
            <text:p>28.800,05</text:p>
          </table:table-cell>
          <table:table-cell table:style-name="ce5" table:formula="of:=[.L17]/12" office:value-type="float" office:value="2400.00423730981" calcext:value-type="float">
            <text:p>2.400,00</text:p>
          </table:table-cell>
          <table:table-cell table:style-name="ce2" table:number-columns-repeated="2"/>
          <table:table-cell table:formula="of:=[.P16]+([.P16]*[.$P$2])" office:value-type="float" office:value="4087.91520828001" calcext:value-type="float">
            <text:p>4.087,92</text:p>
          </table:table-cell>
          <table:table-cell table:style-name="ce3" table:formula="of:=[.Q16]+([.Q16]*[.$P$2])" office:value-type="float" office:value="49054.9824993602" calcext:value-type="float">
            <text:p>49.054,98</text:p>
          </table:table-cell>
          <table:table-cell table:style-name="ce3" table:number-columns-repeated="2"/>
          <table:table-cell table:style-name="ce2"/>
          <table:table-cell table:style-name="ce5" table:number-columns-repeated="2"/>
          <table:table-cell table:style-name="ce2" table:number-columns-repeated="163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Default"/>
          <table:table-cell table:style-name="ce3" table:formula="of:=[.D17]+([.D17]*[.$E$2])" office:value-type="float" office:value="27714.4869811018" calcext:value-type="float">
            <text:p>27.714,49</text:p>
          </table:table-cell>
          <table:table-cell table:style-name="ce3" table:formula="of:=[.F17]+[.E18]" office:value-type="float" office:value="27714.4869811018" calcext:value-type="float">
            <text:p>27.714,49</text:p>
          </table:table-cell>
          <table:table-cell/>
          <table:table-cell table:style-name="Default"/>
          <table:table-cell table:style-name="ce3" table:formula="of:=[.H17]+([.H17]*[.$I$2])" office:value-type="float" office:value="2400" calcext:value-type="float">
            <text:p>2.400,00</text:p>
          </table:table-cell>
          <table:table-cell table:style-name="ce3" table:formula="of:=[.J17]+[.I18]" office:value-type="float" office:value="2400" calcext:value-type="float">
            <text:p>2.400,00</text:p>
          </table:table-cell>
          <table:table-cell/>
          <table:table-cell table:style-name="Default"/>
          <table:table-cell table:style-name="ce3" table:formula="of:=[.L17]+([.L17]*[.$M$2])" office:value-type="float" office:value="29664.0523731493" calcext:value-type="float">
            <text:p>29.664,05</text:p>
          </table:table-cell>
          <table:table-cell table:style-name="ce3" table:formula="of:=[.N17]+[.M18]" office:value-type="float" office:value="29664.0523731493" calcext:value-type="float">
            <text:p>29.664,05</text:p>
          </table:table-cell>
          <table:table-cell table:style-name="ce3"/>
          <table:table-cell table:formula="of:=[.P17]+([.P17]*[.$P$2])" office:value-type="float" office:value="4230.99224056981" calcext:value-type="float">
            <text:p>4.230,99</text:p>
          </table:table-cell>
          <table:table-cell table:style-name="ce3" table:formula="of:=[.Q17]+([.Q17]*[.$P$2])" office:value-type="float" office:value="50771.9068868378" calcext:value-type="float">
            <text:p>50.771,91</text:p>
          </table:table-cell>
          <table:table-cell table:style-name="ce3" table:formula="of:=[.Q18]+[.R17]" office:value-type="float" office:value="50771.9068868378" calcext:value-type="float">
            <text:p>50.771,91</text:p>
          </table:table-cell>
          <table:table-cell table:style-name="ce3"/>
          <table:table-cell/>
          <table:table-cell table:formula="of:=SUM([.E18];[.I18];[.M18])-[.Q18]" office:value-type="float" office:value="9006.63246741329" calcext:value-type="float">
            <text:p>9.006,63</text:p>
          </table:table-cell>
          <table:table-cell table:formula="of:=SUM([.F18];[.J18];[.N18])-[.R18]" office:value-type="float" office:value="9006.63246741329" calcext:value-type="float">
            <text:p>9.006,63</text:p>
          </table:table-cell>
          <table:table-cell table:number-columns-repeated="1635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Default"/>
          <table:table-cell table:style-name="ce3" table:formula="of:=[.E18]+([.E18]*[.$E$2])" office:value-type="float" office:value="27991.6318509128" calcext:value-type="float">
            <text:p>27.991,63</text:p>
          </table:table-cell>
          <table:table-cell table:style-name="ce3" table:formula="of:=[.F18]+[.E19]" office:value-type="float" office:value="55706.1188320147" calcext:value-type="float">
            <text:p>55.706,12</text:p>
          </table:table-cell>
          <table:table-cell/>
          <table:table-cell table:style-name="Default"/>
          <table:table-cell table:style-name="ce3" table:formula="of:=[.I18]+([.I18]*[.$I$2])" office:value-type="float" office:value="2400" calcext:value-type="float">
            <text:p>2.400,00</text:p>
          </table:table-cell>
          <table:table-cell table:style-name="ce3" table:formula="of:=[.J18]+[.I19]" office:value-type="float" office:value="4800" calcext:value-type="float">
            <text:p>4.800,00</text:p>
          </table:table-cell>
          <table:table-cell/>
          <table:table-cell table:style-name="Default"/>
          <table:table-cell table:style-name="ce3" table:formula="of:=[.M18]+([.M18]*[.$M$2])" office:value-type="float" office:value="30553.9739443437" calcext:value-type="float">
            <text:p>30.553,97</text:p>
          </table:table-cell>
          <table:table-cell table:style-name="ce3" table:formula="of:=[.N18]+[.M19]" office:value-type="float" office:value="60218.026317493" calcext:value-type="float">
            <text:p>60.218,03</text:p>
          </table:table-cell>
          <table:table-cell table:style-name="ce3"/>
          <table:table-cell table:formula="of:=[.P18]+([.P18]*[.$P$2])" office:value-type="float" office:value="4379.07696898976" calcext:value-type="float">
            <text:p>4.379,08</text:p>
          </table:table-cell>
          <table:table-cell table:style-name="ce3" table:formula="of:=[.Q18]+([.Q18]*[.$P$2])" office:value-type="float" office:value="52548.9236278771" calcext:value-type="float">
            <text:p>52.548,92</text:p>
          </table:table-cell>
          <table:table-cell table:style-name="ce3" table:formula="of:=[.Q19]+[.R18]" office:value-type="float" office:value="103320.830514715" calcext:value-type="float">
            <text:p>103.320,83</text:p>
          </table:table-cell>
          <table:table-cell table:style-name="ce3"/>
          <table:table-cell/>
          <table:table-cell table:formula="of:=SUM([.E19];[.I19];[.M19])-[.Q19]" office:value-type="float" office:value="8396.68216737946" calcext:value-type="float">
            <text:p>8.396,68</text:p>
          </table:table-cell>
          <table:table-cell table:formula="of:=SUM([.F19];[.J19];[.N19])-[.R19]" office:value-type="float" office:value="17403.3146347928" calcext:value-type="float">
            <text:p>17.403,31</text:p>
          </table:table-cell>
          <table:table-cell table:number-columns-repeated="1635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Default"/>
          <table:table-cell table:style-name="ce3" table:formula="of:=[.E19]+([.E19]*[.$E$2])" office:value-type="float" office:value="28271.548169422" calcext:value-type="float">
            <text:p>28.271,55</text:p>
          </table:table-cell>
          <table:table-cell table:style-name="ce3" table:formula="of:=[.F19]+[.E20]" office:value-type="float" office:value="83977.6670014366" calcext:value-type="float">
            <text:p>83.977,67</text:p>
          </table:table-cell>
          <table:table-cell/>
          <table:table-cell table:style-name="Default"/>
          <table:table-cell table:style-name="ce3" table:formula="of:=[.I19]+([.I19]*[.$I$2])" office:value-type="float" office:value="2400" calcext:value-type="float">
            <text:p>2.400,00</text:p>
          </table:table-cell>
          <table:table-cell table:style-name="ce3" table:formula="of:=[.J19]+[.I20]" office:value-type="float" office:value="7200" calcext:value-type="float">
            <text:p>7.200,00</text:p>
          </table:table-cell>
          <table:table-cell/>
          <table:table-cell table:style-name="Default"/>
          <table:table-cell table:style-name="ce3" table:formula="of:=[.M19]+([.M19]*[.$M$2])" office:value-type="float" office:value="31470.593162674" calcext:value-type="float">
            <text:p>31.470,59</text:p>
          </table:table-cell>
          <table:table-cell table:style-name="ce3" table:formula="of:=[.N19]+[.M20]" office:value-type="float" office:value="91688.619480167" calcext:value-type="float">
            <text:p>91.688,62</text:p>
          </table:table-cell>
          <table:table-cell table:style-name="ce3"/>
          <table:table-cell table:formula="of:=[.P19]+([.P19]*[.$P$2])" office:value-type="float" office:value="4532.3446629044" calcext:value-type="float">
            <text:p>4.532,34</text:p>
          </table:table-cell>
          <table:table-cell table:style-name="ce3" table:formula="of:=[.Q19]+([.Q19]*[.$P$2])" office:value-type="float" office:value="54388.1359548528" calcext:value-type="float">
            <text:p>54.388,14</text:p>
          </table:table-cell>
          <table:table-cell table:style-name="ce3" table:formula="of:=[.Q20]+[.R19]" office:value-type="float" office:value="157708.966469568" calcext:value-type="float">
            <text:p>157.708,97</text:p>
          </table:table-cell>
          <table:table-cell table:style-name="ce3"/>
          <table:table-cell/>
          <table:table-cell table:formula="of:=SUM([.E20];[.I20];[.M20])-[.Q20]" office:value-type="float" office:value="7754.00537724327" calcext:value-type="float">
            <text:p>7.754,01</text:p>
          </table:table-cell>
          <table:table-cell table:formula="of:=SUM([.F20];[.J20];[.N20])-[.R20]" office:value-type="float" office:value="25157.320012036" calcext:value-type="float">
            <text:p>25.157,32</text:p>
          </table:table-cell>
          <table:table-cell table:number-columns-repeated="163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Default"/>
          <table:table-cell table:style-name="ce3" table:formula="of:=[.E20]+([.E20]*[.$E$2])" office:value-type="float" office:value="28554.2636511162" calcext:value-type="float">
            <text:p>28.554,26</text:p>
          </table:table-cell>
          <table:table-cell table:style-name="ce3" table:formula="of:=[.F20]+[.E21]" office:value-type="float" office:value="112531.930652553" calcext:value-type="float">
            <text:p>112.531,93</text:p>
          </table:table-cell>
          <table:table-cell/>
          <table:table-cell table:style-name="Default"/>
          <table:table-cell table:style-name="ce3" table:formula="of:=[.I20]+([.I20]*[.$I$2])" office:value-type="float" office:value="2400" calcext:value-type="float">
            <text:p>2.400,00</text:p>
          </table:table-cell>
          <table:table-cell table:style-name="ce3" table:formula="of:=[.J20]+[.I21]" office:value-type="float" office:value="9600" calcext:value-type="float">
            <text:p>9.600,00</text:p>
          </table:table-cell>
          <table:table-cell/>
          <table:table-cell table:style-name="Default"/>
          <table:table-cell table:style-name="ce3" table:formula="of:=[.M20]+([.M20]*[.$M$2])" office:value-type="float" office:value="32414.7109575543" calcext:value-type="float">
            <text:p>32.414,71</text:p>
          </table:table-cell>
          <table:table-cell table:style-name="ce3" table:formula="of:=[.N20]+[.M21]" office:value-type="float" office:value="124103.330437721" calcext:value-type="float">
            <text:p>124.103,33</text:p>
          </table:table-cell>
          <table:table-cell table:style-name="ce3"/>
          <table:table-cell table:formula="of:=[.P20]+([.P20]*[.$P$2])" office:value-type="float" office:value="4690.97672610605" calcext:value-type="float">
            <text:p>4.690,98</text:p>
          </table:table-cell>
          <table:table-cell table:style-name="ce3" table:formula="of:=[.Q20]+([.Q20]*[.$P$2])" office:value-type="float" office:value="56291.7207132726" calcext:value-type="float">
            <text:p>56.291,72</text:p>
          </table:table-cell>
          <table:table-cell table:style-name="ce3" table:formula="of:=[.Q21]+[.R20]" office:value-type="float" office:value="214000.68718284" calcext:value-type="float">
            <text:p>214.000,69</text:p>
          </table:table-cell>
          <table:table-cell table:style-name="ce3"/>
          <table:table-cell/>
          <table:table-cell table:formula="of:=SUM([.E21];[.I21];[.M21])-[.Q21]" office:value-type="float" office:value="7077.25389539784" calcext:value-type="float">
            <text:p>7.077,25</text:p>
          </table:table-cell>
          <table:table-cell table:formula="of:=SUM([.F21];[.J21];[.N21])-[.R21]" office:value-type="float" office:value="32234.573907434" calcext:value-type="float">
            <text:p>32.234,57</text:p>
          </table:table-cell>
          <table:table-cell table:number-columns-repeated="163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Default"/>
          <table:table-cell table:style-name="ce3" table:formula="of:=[.E21]+([.E21]*[.$E$2])" office:value-type="float" office:value="28839.8062876274" calcext:value-type="float">
            <text:p>28.839,81</text:p>
          </table:table-cell>
          <table:table-cell table:style-name="ce3" table:formula="of:=[.F21]+[.E22]" office:value-type="float" office:value="141371.73694018" calcext:value-type="float">
            <text:p>141.371,74</text:p>
          </table:table-cell>
          <table:table-cell/>
          <table:table-cell table:style-name="Default"/>
          <table:table-cell table:style-name="ce3" table:formula="of:=[.I21]+([.I21]*[.$I$2])" office:value-type="float" office:value="2400" calcext:value-type="float">
            <text:p>2.400,00</text:p>
          </table:table-cell>
          <table:table-cell table:style-name="ce3" table:formula="of:=[.J21]+[.I22]" office:value-type="float" office:value="12000" calcext:value-type="float">
            <text:p>12.000,00</text:p>
          </table:table-cell>
          <table:table-cell/>
          <table:table-cell table:style-name="Default"/>
          <table:table-cell table:style-name="ce3" table:formula="of:=[.M21]+([.M21]*[.$M$2])" office:value-type="float" office:value="33387.1522862809" calcext:value-type="float">
            <text:p>33.387,15</text:p>
          </table:table-cell>
          <table:table-cell table:style-name="ce3" table:formula="of:=[.N21]+[.M22]" office:value-type="float" office:value="157490.482724002" calcext:value-type="float">
            <text:p>157.490,48</text:p>
          </table:table-cell>
          <table:table-cell table:style-name="ce3"/>
          <table:table-cell table:formula="of:=[.P21]+([.P21]*[.$P$2])" office:value-type="float" office:value="4855.16091151976" calcext:value-type="float">
            <text:p>4.855,16</text:p>
          </table:table-cell>
          <table:table-cell table:style-name="ce3" table:formula="of:=[.Q21]+([.Q21]*[.$P$2])" office:value-type="float" office:value="58261.9309382372" calcext:value-type="float">
            <text:p>58.261,93</text:p>
          </table:table-cell>
          <table:table-cell table:style-name="ce3" table:formula="of:=[.Q22]+[.R21]" office:value-type="float" office:value="272262.618121077" calcext:value-type="float">
            <text:p>272.262,62</text:p>
          </table:table-cell>
          <table:table-cell table:style-name="ce3"/>
          <table:table-cell/>
          <table:table-cell table:formula="of:=SUM([.E22];[.I22];[.M22])-[.Q22]" office:value-type="float" office:value="6365.02763567112" calcext:value-type="float">
            <text:p>6.365,03</text:p>
          </table:table-cell>
          <table:table-cell table:formula="of:=SUM([.F22];[.J22];[.N22])-[.R22]" office:value-type="float" office:value="38599.6015431047" calcext:value-type="float">
            <text:p>38.599,60</text:p>
          </table:table-cell>
          <table:table-cell table:number-columns-repeated="163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Default"/>
          <table:table-cell table:style-name="ce3" table:formula="of:=[.E22]+([.E22]*[.$E$2])" office:value-type="float" office:value="29128.2043505036" calcext:value-type="float">
            <text:p>29.128,20</text:p>
          </table:table-cell>
          <table:table-cell table:style-name="ce3" table:formula="of:=[.F22]+[.E23]" office:value-type="float" office:value="170499.941290684" calcext:value-type="float">
            <text:p>170.499,94</text:p>
          </table:table-cell>
          <table:table-cell/>
          <table:table-cell table:style-name="Default"/>
          <table:table-cell table:style-name="ce3" table:formula="of:=[.I22]+([.I22]*[.$I$2])" office:value-type="float" office:value="2400" calcext:value-type="float">
            <text:p>2.400,00</text:p>
          </table:table-cell>
          <table:table-cell table:style-name="ce3" table:formula="of:=[.J22]+[.I23]" office:value-type="float" office:value="14400" calcext:value-type="float">
            <text:p>14.400,00</text:p>
          </table:table-cell>
          <table:table-cell/>
          <table:table-cell table:style-name="Default"/>
          <table:table-cell table:style-name="ce3" table:formula="of:=[.M22]+([.M22]*[.$M$2])" office:value-type="float" office:value="34388.7668548693" calcext:value-type="float">
            <text:p>34.388,77</text:p>
          </table:table-cell>
          <table:table-cell table:style-name="ce3" table:formula="of:=[.N22]+[.M23]" office:value-type="float" office:value="191879.249578871" calcext:value-type="float">
            <text:p>191.879,25</text:p>
          </table:table-cell>
          <table:table-cell table:style-name="ce3"/>
          <table:table-cell table:formula="of:=[.P22]+([.P22]*[.$P$2])" office:value-type="float" office:value="5025.09154342296" calcext:value-type="float">
            <text:p>5.025,09</text:p>
          </table:table-cell>
          <table:table-cell table:style-name="ce3" table:formula="of:=[.Q22]+([.Q22]*[.$P$2])" office:value-type="float" office:value="60301.0985210755" calcext:value-type="float">
            <text:p>60.301,10</text:p>
          </table:table-cell>
          <table:table-cell table:style-name="ce3" table:formula="of:=[.Q23]+[.R22]" office:value-type="float" office:value="332563.716642153" calcext:value-type="float">
            <text:p>332.563,72</text:p>
          </table:table-cell>
          <table:table-cell table:style-name="ce3"/>
          <table:table-cell/>
          <table:table-cell table:formula="of:=SUM([.E23];[.I23];[.M23])-[.Q23]" office:value-type="float" office:value="5615.87268429745" calcext:value-type="float">
            <text:p>5.615,87</text:p>
          </table:table-cell>
          <table:table-cell table:formula="of:=SUM([.F23];[.J23];[.N23])-[.R23]" office:value-type="float" office:value="44215.4742274026" calcext:value-type="float">
            <text:p>44.215,47</text:p>
          </table:table-cell>
          <table:table-cell table:number-columns-repeated="163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Default"/>
          <table:table-cell table:style-name="ce3" table:formula="of:=[.E23]+([.E23]*[.$E$2])" office:value-type="float" office:value="29419.4863940087" calcext:value-type="float">
            <text:p>29.419,49</text:p>
          </table:table-cell>
          <table:table-cell table:style-name="ce3" table:formula="of:=[.F23]+[.E24]" office:value-type="float" office:value="199919.427684693" calcext:value-type="float">
            <text:p>199.919,43</text:p>
          </table:table-cell>
          <table:table-cell/>
          <table:table-cell table:style-name="Default"/>
          <table:table-cell table:style-name="ce3" table:formula="of:=[.I23]+([.I23]*[.$I$2])" office:value-type="float" office:value="2400" calcext:value-type="float">
            <text:p>2.400,00</text:p>
          </table:table-cell>
          <table:table-cell table:style-name="ce3" table:formula="of:=[.J23]+[.I24]" office:value-type="float" office:value="16800" calcext:value-type="float">
            <text:p>16.800,00</text:p>
          </table:table-cell>
          <table:table-cell/>
          <table:table-cell table:style-name="Default"/>
          <table:table-cell table:style-name="ce3" table:formula="of:=[.M23]+([.M23]*[.$M$2])" office:value-type="float" office:value="35420.4298605154" calcext:value-type="float">
            <text:p>35.420,43</text:p>
          </table:table-cell>
          <table:table-cell table:style-name="ce3" table:formula="of:=[.N23]+[.M24]" office:value-type="float" office:value="227299.679439387" calcext:value-type="float">
            <text:p>227.299,68</text:p>
          </table:table-cell>
          <table:table-cell table:style-name="ce3"/>
          <table:table-cell table:formula="of:=[.P23]+([.P23]*[.$P$2])" office:value-type="float" office:value="5200.96974744276" calcext:value-type="float">
            <text:p>5.200,97</text:p>
          </table:table-cell>
          <table:table-cell table:style-name="ce3" table:formula="of:=[.Q23]+([.Q23]*[.$P$2])" office:value-type="float" office:value="62411.6369693131" calcext:value-type="float">
            <text:p>62.411,64</text:p>
          </table:table-cell>
          <table:table-cell table:style-name="ce3" table:formula="of:=[.Q24]+[.R23]" office:value-type="float" office:value="394975.353611466" calcext:value-type="float">
            <text:p>394.975,35</text:p>
          </table:table-cell>
          <table:table-cell table:style-name="ce3"/>
          <table:table-cell/>
          <table:table-cell table:formula="of:=SUM([.E24];[.I24];[.M24])-[.Q24]" office:value-type="float" office:value="4828.27928521098" calcext:value-type="float">
            <text:p>4.828,28</text:p>
          </table:table-cell>
          <table:table-cell table:formula="of:=SUM([.F24];[.J24];[.N24])-[.R24]" office:value-type="float" office:value="49043.7535126139" calcext:value-type="float">
            <text:p>49.043,75</text:p>
          </table:table-cell>
          <table:table-cell table:number-columns-repeated="163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Default"/>
          <table:table-cell table:style-name="ce3" table:formula="of:=[.E24]+([.E24]*[.$E$2])" office:value-type="float" office:value="29713.6812579488" calcext:value-type="float">
            <text:p>29.713,68</text:p>
          </table:table-cell>
          <table:table-cell table:style-name="ce3" table:formula="of:=[.F24]+[.E25]" office:value-type="float" office:value="229633.108942641" calcext:value-type="float">
            <text:p>229.633,11</text:p>
          </table:table-cell>
          <table:table-cell/>
          <table:table-cell table:style-name="Default"/>
          <table:table-cell table:style-name="ce3" table:formula="of:=[.I24]+([.I24]*[.$I$2])" office:value-type="float" office:value="2400" calcext:value-type="float">
            <text:p>2.400,00</text:p>
          </table:table-cell>
          <table:table-cell table:style-name="ce3" table:formula="of:=[.J24]+[.I25]" office:value-type="float" office:value="19200" calcext:value-type="float">
            <text:p>19.200,00</text:p>
          </table:table-cell>
          <table:table-cell/>
          <table:table-cell table:style-name="Default"/>
          <table:table-cell table:style-name="ce3" table:formula="of:=[.M24]+([.M24]*[.$M$2])" office:value-type="float" office:value="36483.0427563309" calcext:value-type="float">
            <text:p>36.483,04</text:p>
          </table:table-cell>
          <table:table-cell table:style-name="ce3" table:formula="of:=[.N24]+[.M25]" office:value-type="float" office:value="263782.722195718" calcext:value-type="float">
            <text:p>263.782,72</text:p>
          </table:table-cell>
          <table:table-cell table:style-name="ce3"/>
          <table:table-cell table:formula="of:=[.P24]+([.P24]*[.$P$2])" office:value-type="float" office:value="5383.00368860326" calcext:value-type="float">
            <text:p>5.383,00</text:p>
          </table:table-cell>
          <table:table-cell table:style-name="ce3" table:formula="of:=[.Q24]+([.Q24]*[.$P$2])" office:value-type="float" office:value="64596.0442632391" calcext:value-type="float">
            <text:p>64.596,04</text:p>
          </table:table-cell>
          <table:table-cell table:style-name="ce3" table:formula="of:=[.Q25]+[.R24]" office:value-type="float" office:value="459571.397874705" calcext:value-type="float">
            <text:p>459.571,40</text:p>
          </table:table-cell>
          <table:table-cell table:style-name="ce3"/>
          <table:table-cell/>
          <table:table-cell table:formula="of:=SUM([.E25];[.I25];[.M25])-[.Q25]" office:value-type="float" office:value="4000.67975104059" calcext:value-type="float">
            <text:p>4.000,68</text:p>
          </table:table-cell>
          <table:table-cell table:formula="of:=SUM([.F25];[.J25];[.N25])-[.R25]" office:value-type="float" office:value="53044.4332636537" calcext:value-type="float">
            <text:p>53.044,43</text:p>
          </table:table-cell>
          <table:table-cell table:number-columns-repeated="163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Default"/>
          <table:table-cell table:style-name="ce3" table:formula="of:=[.E25]+([.E25]*[.$E$2])" office:value-type="float" office:value="30010.8180705282" calcext:value-type="float">
            <text:p>30.010,82</text:p>
          </table:table-cell>
          <table:table-cell table:style-name="ce3" table:formula="of:=[.F25]+[.E26]" office:value-type="float" office:value="259643.927013169" calcext:value-type="float">
            <text:p>259.643,93</text:p>
          </table:table-cell>
          <table:table-cell/>
          <table:table-cell table:style-name="Default"/>
          <table:table-cell table:style-name="ce3" table:formula="of:=[.I25]+([.I25]*[.$I$2])" office:value-type="float" office:value="2400" calcext:value-type="float">
            <text:p>2.400,00</text:p>
          </table:table-cell>
          <table:table-cell table:style-name="ce3" table:formula="of:=[.J25]+[.I26]" office:value-type="float" office:value="21600" calcext:value-type="float">
            <text:p>21.600,00</text:p>
          </table:table-cell>
          <table:table-cell/>
          <table:table-cell table:style-name="Default"/>
          <table:table-cell table:style-name="ce3" table:formula="of:=[.M25]+([.M25]*[.$M$2])" office:value-type="float" office:value="37577.5340390208" calcext:value-type="float">
            <text:p>37.577,53</text:p>
          </table:table-cell>
          <table:table-cell table:style-name="ce3" table:formula="of:=[.N25]+[.M26]" office:value-type="float" office:value="301360.256234739" calcext:value-type="float">
            <text:p>301.360,26</text:p>
          </table:table-cell>
          <table:table-cell table:style-name="ce3"/>
          <table:table-cell table:formula="of:=[.P25]+([.P25]*[.$P$2])" office:value-type="float" office:value="5571.40881770437" calcext:value-type="float">
            <text:p>5.571,41</text:p>
          </table:table-cell>
          <table:table-cell table:style-name="ce3" table:formula="of:=[.Q25]+([.Q25]*[.$P$2])" office:value-type="float" office:value="66856.9058124524" calcext:value-type="float">
            <text:p>66.856,91</text:p>
          </table:table-cell>
          <table:table-cell table:style-name="ce3" table:formula="of:=[.Q26]+[.R25]" office:value-type="float" office:value="526428.303687158" calcext:value-type="float">
            <text:p>526.428,30</text:p>
          </table:table-cell>
          <table:table-cell table:style-name="ce3"/>
          <table:table-cell/>
          <table:table-cell table:formula="of:=SUM([.E26];[.I26];[.M26])-[.Q26]" office:value-type="float" office:value="3131.44629709654" calcext:value-type="float">
            <text:p>3.131,45</text:p>
          </table:table-cell>
          <table:table-cell table:formula="of:=SUM([.F26];[.J26];[.N26])-[.R26]" office:value-type="float" office:value="56175.8795607501" calcext:value-type="float">
            <text:p>56.175,88</text:p>
          </table:table-cell>
          <table:table-cell table:number-columns-repeated="1635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Default"/>
          <table:table-cell table:style-name="ce3" table:formula="of:=[.E26]+([.E26]*[.$E$2])" office:value-type="float" office:value="30310.9262512335" calcext:value-type="float">
            <text:p>30.310,93</text:p>
          </table:table-cell>
          <table:table-cell table:style-name="ce3" table:formula="of:=[.F26]+[.E27]" office:value-type="float" office:value="289954.853264403" calcext:value-type="float">
            <text:p>289.954,85</text:p>
          </table:table-cell>
          <table:table-cell/>
          <table:table-cell table:style-name="Default"/>
          <table:table-cell table:style-name="ce3" table:formula="of:=[.I26]+([.I26]*[.$I$2])" office:value-type="float" office:value="2400" calcext:value-type="float">
            <text:p>2.400,00</text:p>
          </table:table-cell>
          <table:table-cell table:style-name="ce3" table:formula="of:=[.J26]+[.I27]" office:value-type="float" office:value="24000" calcext:value-type="float">
            <text:p>24.000,00</text:p>
          </table:table-cell>
          <table:table-cell/>
          <table:table-cell table:style-name="Default"/>
          <table:table-cell table:style-name="ce3" table:formula="of:=[.M26]+([.M26]*[.$M$2])" office:value-type="float" office:value="38704.8600601914" calcext:value-type="float">
            <text:p>38.704,86</text:p>
          </table:table-cell>
          <table:table-cell table:style-name="ce3" table:formula="of:=[.N26]+[.M27]" office:value-type="float" office:value="340065.11629493" calcext:value-type="float">
            <text:p>340.065,12</text:p>
          </table:table-cell>
          <table:table-cell table:style-name="ce3"/>
          <table:table-cell table:formula="of:=[.P26]+([.P26]*[.$P$2])" office:value-type="float" office:value="5766.40812632402" calcext:value-type="float">
            <text:p>5.766,41</text:p>
          </table:table-cell>
          <table:table-cell table:style-name="ce3" table:formula="of:=[.Q26]+([.Q26]*[.$P$2])" office:value-type="float" office:value="69196.8975158883" calcext:value-type="float">
            <text:p>69.196,90</text:p>
          </table:table-cell>
          <table:table-cell table:style-name="ce3" table:formula="of:=[.Q27]+[.R26]" office:value-type="float" office:value="595625.201203046" calcext:value-type="float">
            <text:p>595.625,20</text:p>
          </table:table-cell>
          <table:table-cell table:style-name="ce3"/>
          <table:table-cell/>
          <table:table-cell table:formula="of:=SUM([.E27];[.I27];[.M27])-[.Q27]" office:value-type="float" office:value="2218.88879553662" calcext:value-type="float">
            <text:p>2.218,89</text:p>
          </table:table-cell>
          <table:table-cell table:formula="of:=SUM([.F27];[.J27];[.N27])-[.R27]" office:value-type="float" office:value="58394.7683562872" calcext:value-type="float">
            <text:p>58.394,77</text:p>
          </table:table-cell>
          <table:table-cell table:number-columns-repeated="1635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Default"/>
          <table:table-cell table:style-name="ce3" table:formula="of:=[.E27]+([.E27]*[.$E$2])" office:value-type="float" office:value="30614.0355137459" calcext:value-type="float">
            <text:p>30.614,04</text:p>
          </table:table-cell>
          <table:table-cell table:style-name="ce3" table:formula="of:=[.F27]+[.E28]" office:value-type="float" office:value="320568.888778149" calcext:value-type="float">
            <text:p>320.568,89</text:p>
          </table:table-cell>
          <table:table-cell/>
          <table:table-cell table:style-name="Default"/>
          <table:table-cell table:style-name="ce3" table:formula="of:=[.I27]+([.I27]*[.$I$2])" office:value-type="float" office:value="2400" calcext:value-type="float">
            <text:p>2.400,00</text:p>
          </table:table-cell>
          <table:table-cell table:style-name="ce3" table:formula="of:=[.J27]+[.I28]" office:value-type="float" office:value="26400" calcext:value-type="float">
            <text:p>26.400,00</text:p>
          </table:table-cell>
          <table:table-cell/>
          <table:table-cell table:style-name="Default"/>
          <table:table-cell table:style-name="ce3" table:formula="of:=[.M27]+([.M27]*[.$M$2])" office:value-type="float" office:value="39866.0058619971" calcext:value-type="float">
            <text:p>39.866,01</text:p>
          </table:table-cell>
          <table:table-cell table:style-name="ce3" table:formula="of:=[.N27]+[.M28]" office:value-type="float" office:value="379931.122156927" calcext:value-type="float">
            <text:p>379.931,12</text:p>
          </table:table-cell>
          <table:table-cell table:style-name="ce3"/>
          <table:table-cell table:formula="of:=[.P27]+([.P27]*[.$P$2])" office:value-type="float" office:value="5968.23241074536" calcext:value-type="float">
            <text:p>5.968,23</text:p>
          </table:table-cell>
          <table:table-cell table:style-name="ce3" table:formula="of:=[.Q27]+([.Q27]*[.$P$2])" office:value-type="float" office:value="71618.7889289444" calcext:value-type="float">
            <text:p>71.618,79</text:p>
          </table:table-cell>
          <table:table-cell table:style-name="ce3" table:formula="of:=[.Q28]+[.R27]" office:value-type="float" office:value="667243.99013199" calcext:value-type="float">
            <text:p>667.243,99</text:p>
          </table:table-cell>
          <table:table-cell table:style-name="ce3"/>
          <table:table-cell/>
          <table:table-cell table:formula="of:=SUM([.E28];[.I28];[.M28])-[.Q28]" office:value-type="float" office:value="1261.25244679868" calcext:value-type="float">
            <text:p>1.261,25</text:p>
          </table:table-cell>
          <table:table-cell table:formula="of:=SUM([.F28];[.J28];[.N28])-[.R28]" office:value-type="float" office:value="59656.020803086" calcext:value-type="float">
            <text:p>59.656,02</text:p>
          </table:table-cell>
          <table:table-cell table:number-columns-repeated="163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style-name="ce3" table:formula="of:=[.E28]+([.E28]*[.$E$2])" office:value-type="float" office:value="30920.1758688833" calcext:value-type="float">
            <text:p>30.920,18</text:p>
          </table:table-cell>
          <table:table-cell table:style-name="ce3" table:formula="of:=[.F28]+[.E29]" office:value-type="float" office:value="351489.064647032" calcext:value-type="float">
            <text:p>351.489,06</text:p>
          </table:table-cell>
          <table:table-cell/>
          <table:table-cell table:style-name="Default"/>
          <table:table-cell table:style-name="ce3" table:formula="of:=[.I28]+([.I28]*[.$I$2])" office:value-type="float" office:value="2400" calcext:value-type="float">
            <text:p>2.400,00</text:p>
          </table:table-cell>
          <table:table-cell table:style-name="ce3" table:formula="of:=[.J28]+[.I29]" office:value-type="float" office:value="28800" calcext:value-type="float">
            <text:p>28.800,00</text:p>
          </table:table-cell>
          <table:table-cell/>
          <table:table-cell table:style-name="Default"/>
          <table:table-cell table:style-name="ce3" table:formula="of:=[.M28]+([.M28]*[.$M$2])" office:value-type="float" office:value="41061.986037857" calcext:value-type="float">
            <text:p>41.061,99</text:p>
          </table:table-cell>
          <table:table-cell table:style-name="ce3" table:formula="of:=[.N28]+[.M29]" office:value-type="float" office:value="420993.108194784" calcext:value-type="float">
            <text:p>420.993,11</text:p>
          </table:table-cell>
          <table:table-cell table:style-name="ce3"/>
          <table:table-cell table:formula="of:=[.P28]+([.P28]*[.$P$2])" office:value-type="float" office:value="6177.12054512145" calcext:value-type="float">
            <text:p>6.177,12</text:p>
          </table:table-cell>
          <table:table-cell table:style-name="ce3" table:formula="of:=[.Q28]+([.Q28]*[.$P$2])" office:value-type="float" office:value="74125.4465414574" calcext:value-type="float">
            <text:p>74.125,45</text:p>
          </table:table-cell>
          <table:table-cell table:style-name="ce3" table:formula="of:=[.Q29]+[.R28]" office:value-type="float" office:value="741369.436673448" calcext:value-type="float">
            <text:p>741.369,44</text:p>
          </table:table-cell>
          <table:table-cell table:style-name="ce3"/>
          <table:table-cell/>
          <table:table-cell table:formula="of:=SUM([.E29];[.I29];[.M29])-[.Q29]" office:value-type="float" office:value="256.715365282929" calcext:value-type="float">
            <text:p>256,72</text:p>
          </table:table-cell>
          <table:table-cell table:formula="of:=SUM([.F29];[.J29];[.N29])-[.R29]" office:value-type="float" office:value="59912.7361683685" calcext:value-type="float">
            <text:p>59.912,74</text:p>
          </table:table-cell>
          <table:table-cell table:number-columns-repeated="163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Default"/>
          <table:table-cell table:style-name="ce3" table:formula="of:=[.E29]+([.E29]*[.$E$2])" office:value-type="float" office:value="31229.3776275721" calcext:value-type="float">
            <text:p>31.229,38</text:p>
          </table:table-cell>
          <table:table-cell table:style-name="ce3" table:formula="of:=[.F29]+[.E30]" office:value-type="float" office:value="382718.442274604" calcext:value-type="float">
            <text:p>382.718,44</text:p>
          </table:table-cell>
          <table:table-cell/>
          <table:table-cell table:style-name="Default"/>
          <table:table-cell table:style-name="ce3" table:formula="of:=[.I29]+([.I29]*[.$I$2])" office:value-type="float" office:value="2400" calcext:value-type="float">
            <text:p>2.400,00</text:p>
          </table:table-cell>
          <table:table-cell table:style-name="ce3" table:formula="of:=[.J29]+[.I30]" office:value-type="float" office:value="31200" calcext:value-type="float">
            <text:p>31.200,00</text:p>
          </table:table-cell>
          <table:table-cell/>
          <table:table-cell table:style-name="Default"/>
          <table:table-cell table:style-name="ce3" table:formula="of:=[.M29]+([.M29]*[.$M$2])" office:value-type="float" office:value="42293.8456189928" calcext:value-type="float">
            <text:p>42.293,85</text:p>
          </table:table-cell>
          <table:table-cell table:style-name="ce3" table:formula="of:=[.N29]+[.M30]" office:value-type="float" office:value="463286.953813777" calcext:value-type="float">
            <text:p>463.286,95</text:p>
          </table:table-cell>
          <table:table-cell table:style-name="ce3"/>
          <table:table-cell table:formula="of:=[.P29]+([.P29]*[.$P$2])" office:value-type="float" office:value="6393.3197642007" calcext:value-type="float">
            <text:p>6.393,32</text:p>
          </table:table-cell>
          <table:table-cell table:style-name="ce3" table:formula="of:=[.Q29]+([.Q29]*[.$P$2])" office:value-type="float" office:value="76719.8371704084" calcext:value-type="float">
            <text:p>76.719,84</text:p>
          </table:table-cell>
          <table:table-cell table:style-name="ce3" table:formula="of:=[.Q30]+[.R29]" office:value-type="float" office:value="818089.273843856" calcext:value-type="float">
            <text:p>818.089,27</text:p>
          </table:table-cell>
          <table:table-cell table:style-name="ce3"/>
          <table:table-cell/>
          <table:table-cell table:formula="of:=SUM([.E30];[.I30];[.M30])-[.Q30]" office:value-type="float" office:value="-796.613923843557" calcext:value-type="float">
            <text:p>-796,61</text:p>
          </table:table-cell>
          <table:table-cell table:formula="of:=SUM([.F30];[.J30];[.N30])-[.R30]" office:value-type="float" office:value="59116.1222445249" calcext:value-type="float">
            <text:p>59.116,12</text:p>
          </table:table-cell>
          <table:table-cell table:number-columns-repeated="163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Default"/>
          <table:table-cell table:style-name="ce3" table:formula="of:=[.E30]+([.E30]*[.$E$2])" office:value-type="float" office:value="31541.6714038479" calcext:value-type="float">
            <text:p>31.541,67</text:p>
          </table:table-cell>
          <table:table-cell table:style-name="ce3" table:formula="of:=[.F30]+[.E31]" office:value-type="float" office:value="414260.113678452" calcext:value-type="float">
            <text:p>414.260,11</text:p>
          </table:table-cell>
          <table:table-cell/>
          <table:table-cell table:style-name="Default"/>
          <table:table-cell table:style-name="ce3" table:formula="of:=[.I30]+([.I30]*[.$I$2])" office:value-type="float" office:value="2400" calcext:value-type="float">
            <text:p>2.400,00</text:p>
          </table:table-cell>
          <table:table-cell table:style-name="ce3" table:formula="of:=[.J30]+[.I31]" office:value-type="float" office:value="33600" calcext:value-type="float">
            <text:p>33.600,00</text:p>
          </table:table-cell>
          <table:table-cell/>
          <table:table-cell table:style-name="Default"/>
          <table:table-cell table:style-name="ce3" table:formula="of:=[.M30]+([.M30]*[.$M$2])" office:value-type="float" office:value="43562.6609875625" calcext:value-type="float">
            <text:p>43.562,66</text:p>
          </table:table-cell>
          <table:table-cell table:style-name="ce3" table:formula="of:=[.N30]+[.M31]" office:value-type="float" office:value="506849.614801339" calcext:value-type="float">
            <text:p>506.849,61</text:p>
          </table:table-cell>
          <table:table-cell table:style-name="ce3"/>
          <table:table-cell table:formula="of:=[.P30]+([.P30]*[.$P$2])" office:value-type="float" office:value="6617.08595594773" calcext:value-type="float">
            <text:p>6.617,09</text:p>
          </table:table-cell>
          <table:table-cell table:style-name="ce3" table:formula="of:=[.Q30]+([.Q30]*[.$P$2])" office:value-type="float" office:value="79405.0314713727" calcext:value-type="float">
            <text:p>79.405,03</text:p>
          </table:table-cell>
          <table:table-cell table:style-name="ce3" table:formula="of:=[.Q31]+[.R30]" office:value-type="float" office:value="897494.305315229" calcext:value-type="float">
            <text:p>897.494,31</text:p>
          </table:table-cell>
          <table:table-cell table:style-name="ce3"/>
          <table:table-cell/>
          <table:table-cell table:formula="of:=SUM([.E31];[.I31];[.M31])-[.Q31]" office:value-type="float" office:value="-1900.69907996227" calcext:value-type="float">
            <text:p>-1.900,70</text:p>
          </table:table-cell>
          <table:table-cell table:formula="of:=SUM([.F31];[.J31];[.N31])-[.R31]" office:value-type="float" office:value="57215.4231645627" calcext:value-type="float">
            <text:p>57.215,42</text:p>
          </table:table-cell>
          <table:table-cell table:number-columns-repeated="1635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/>
          <table:table-cell table:style-name="ce3" table:formula="of:=[.E31]+([.E31]*[.$E$2])" office:value-type="float" office:value="31857.0881178863" calcext:value-type="float">
            <text:p>31.857,09</text:p>
          </table:table-cell>
          <table:table-cell table:style-name="ce3" table:formula="of:=[.F31]+[.E32]" office:value-type="float" office:value="446117.201796339" calcext:value-type="float">
            <text:p>446.117,20</text:p>
          </table:table-cell>
          <table:table-cell/>
          <table:table-cell table:style-name="Default"/>
          <table:table-cell table:style-name="ce3" table:formula="of:=[.I31]+([.I31]*[.$I$2])" office:value-type="float" office:value="2400" calcext:value-type="float">
            <text:p>2.400,00</text:p>
          </table:table-cell>
          <table:table-cell table:style-name="ce3" table:formula="of:=[.J31]+[.I32]" office:value-type="float" office:value="36000" calcext:value-type="float">
            <text:p>36.000,00</text:p>
          </table:table-cell>
          <table:table-cell/>
          <table:table-cell table:style-name="Default"/>
          <table:table-cell table:style-name="ce3" table:formula="of:=[.M31]+([.M31]*[.$M$2])" office:value-type="float" office:value="44869.5408171894" calcext:value-type="float">
            <text:p>44.869,54</text:p>
          </table:table-cell>
          <table:table-cell table:style-name="ce3" table:formula="of:=[.N31]+[.M32]" office:value-type="float" office:value="551719.155618529" calcext:value-type="float">
            <text:p>551.719,16</text:p>
          </table:table-cell>
          <table:table-cell table:style-name="ce3"/>
          <table:table-cell table:formula="of:=[.P31]+([.P31]*[.$P$2])" office:value-type="float" office:value="6848.6839644059" calcext:value-type="float">
            <text:p>6.848,68</text:p>
          </table:table-cell>
          <table:table-cell table:style-name="ce3" table:formula="of:=[.Q31]+([.Q31]*[.$P$2])" office:value-type="float" office:value="82184.2075728708" calcext:value-type="float">
            <text:p>82.184,21</text:p>
          </table:table-cell>
          <table:table-cell table:style-name="ce3" table:formula="of:=[.Q32]+[.R31]" office:value-type="float" office:value="979678.512888099" calcext:value-type="float">
            <text:p>979.678,51</text:p>
          </table:table-cell>
          <table:table-cell table:style-name="ce3"/>
          <table:table-cell/>
          <table:table-cell table:formula="of:=SUM([.E32];[.I32];[.M32])-[.Q32]" office:value-type="float" office:value="-3057.57863779504" calcext:value-type="float">
            <text:p>-3.057,58</text:p>
          </table:table-cell>
          <table:table-cell table:formula="of:=SUM([.F32];[.J32];[.N32])-[.R32]" office:value-type="float" office:value="54157.8445267683" calcext:value-type="float">
            <text:p>54.157,84</text:p>
          </table:table-cell>
          <table:table-cell table:number-columns-repeated="163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Default"/>
          <table:table-cell table:style-name="ce3" table:formula="of:=[.E32]+([.E32]*[.$E$2])" office:value-type="float" office:value="32175.6589990652" calcext:value-type="float">
            <text:p>32.175,66</text:p>
          </table:table-cell>
          <table:table-cell table:style-name="ce3" table:formula="of:=[.F32]+[.E33]" office:value-type="float" office:value="478292.860795404" calcext:value-type="float">
            <text:p>478.292,86</text:p>
          </table:table-cell>
          <table:table-cell/>
          <table:table-cell table:style-name="Default"/>
          <table:table-cell table:style-name="ce3" table:formula="of:=[.I32]+([.I32]*[.$I$2])" office:value-type="float" office:value="2400" calcext:value-type="float">
            <text:p>2.400,00</text:p>
          </table:table-cell>
          <table:table-cell table:style-name="ce3" table:formula="of:=[.J32]+[.I33]" office:value-type="float" office:value="38400" calcext:value-type="float">
            <text:p>38.400,00</text:p>
          </table:table-cell>
          <table:table-cell/>
          <table:table-cell table:style-name="Default"/>
          <table:table-cell table:style-name="ce3" table:formula="of:=[.M32]+([.M32]*[.$M$2])" office:value-type="float" office:value="46215.6270417051" calcext:value-type="float">
            <text:p>46.215,63</text:p>
          </table:table-cell>
          <table:table-cell table:style-name="ce3" table:formula="of:=[.N32]+[.M33]" office:value-type="float" office:value="597934.782660234" calcext:value-type="float">
            <text:p>597.934,78</text:p>
          </table:table-cell>
          <table:table-cell table:style-name="ce3"/>
          <table:table-cell table:formula="of:=[.P32]+([.P32]*[.$P$2])" office:value-type="float" office:value="7088.3879031601" calcext:value-type="float">
            <text:p>7.088,39</text:p>
          </table:table-cell>
          <table:table-cell table:style-name="ce3" table:formula="of:=[.Q32]+([.Q32]*[.$P$2])" office:value-type="float" office:value="85060.6548379212" calcext:value-type="float">
            <text:p>85.060,65</text:p>
          </table:table-cell>
          <table:table-cell table:style-name="ce3" table:formula="of:=[.Q33]+[.R32]" office:value-type="float" office:value="1064739.16772602" calcext:value-type="float">
            <text:p>1.064.739,17</text:p>
          </table:table-cell>
          <table:table-cell table:style-name="ce3"/>
          <table:table-cell/>
          <table:table-cell table:formula="of:=SUM([.E33];[.I33];[.M33])-[.Q33]" office:value-type="float" office:value="-4269.36879715094" calcext:value-type="float">
            <text:p>-4.269,37</text:p>
          </table:table-cell>
          <table:table-cell table:formula="of:=SUM([.F33];[.J33];[.N33])-[.R33]" office:value-type="float" office:value="49888.4757296173" calcext:value-type="float">
            <text:p>49.888,48</text:p>
          </table:table-cell>
          <table:table-cell table:number-columns-repeated="163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Default"/>
          <table:table-cell table:style-name="ce3" table:formula="of:=[.E33]+([.E33]*[.$E$2])" office:value-type="float" office:value="32497.4155890559" calcext:value-type="float">
            <text:p>32.497,42</text:p>
          </table:table-cell>
          <table:table-cell table:style-name="ce3" table:formula="of:=[.F33]+[.E34]" office:value-type="float" office:value="510790.27638446" calcext:value-type="float">
            <text:p>510.790,28</text:p>
          </table:table-cell>
          <table:table-cell/>
          <table:table-cell table:style-name="Default"/>
          <table:table-cell table:style-name="ce3" table:formula="of:=[.I33]+([.I33]*[.$I$2])" office:value-type="float" office:value="2400" calcext:value-type="float">
            <text:p>2.400,00</text:p>
          </table:table-cell>
          <table:table-cell table:style-name="ce3" table:formula="of:=[.J33]+[.I34]" office:value-type="float" office:value="40800" calcext:value-type="float">
            <text:p>40.800,00</text:p>
          </table:table-cell>
          <table:table-cell/>
          <table:table-cell table:style-name="Default"/>
          <table:table-cell table:style-name="ce3" table:formula="of:=[.M33]+([.M33]*[.$M$2])" office:value-type="float" office:value="47602.0958529562" calcext:value-type="float">
            <text:p>47.602,10</text:p>
          </table:table-cell>
          <table:table-cell table:style-name="ce3" table:formula="of:=[.N33]+[.M34]" office:value-type="float" office:value="645536.87851319" calcext:value-type="float">
            <text:p>645.536,88</text:p>
          </table:table-cell>
          <table:table-cell table:style-name="ce3"/>
          <table:table-cell table:formula="of:=[.P33]+([.P33]*[.$P$2])" office:value-type="float" office:value="7336.48147977071" calcext:value-type="float">
            <text:p>7.336,48</text:p>
          </table:table-cell>
          <table:table-cell table:style-name="ce3" table:formula="of:=[.Q33]+([.Q33]*[.$P$2])" office:value-type="float" office:value="88037.7777572485" calcext:value-type="float">
            <text:p>88.037,78</text:p>
          </table:table-cell>
          <table:table-cell table:style-name="ce3" table:formula="of:=[.Q34]+[.R33]" office:value-type="float" office:value="1152776.94548327" calcext:value-type="float">
            <text:p>1.152.776,95</text:p>
          </table:table-cell>
          <table:table-cell table:style-name="ce3"/>
          <table:table-cell/>
          <table:table-cell table:formula="of:=SUM([.E34];[.I34];[.M34])-[.Q34]" office:value-type="float" office:value="-5538.26631523634" calcext:value-type="float">
            <text:p>-5.538,27</text:p>
          </table:table-cell>
          <table:table-cell table:formula="of:=SUM([.F34];[.J34];[.N34])-[.R34]" office:value-type="float" office:value="44350.2094143811" calcext:value-type="float">
            <text:p>44.350,21</text:p>
          </table:table-cell>
          <table:table-cell table:number-columns-repeated="163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Default"/>
          <table:table-cell table:style-name="ce3" table:formula="of:=[.E34]+([.E34]*[.$E$2])" office:value-type="float" office:value="32822.3897449464" calcext:value-type="float">
            <text:p>32.822,39</text:p>
          </table:table-cell>
          <table:table-cell table:style-name="ce3" table:formula="of:=[.F34]+[.E35]" office:value-type="float" office:value="543612.666129406" calcext:value-type="float">
            <text:p>543.612,67</text:p>
          </table:table-cell>
          <table:table-cell/>
          <table:table-cell table:style-name="Default"/>
          <table:table-cell table:style-name="ce3" table:formula="of:=[.I34]+([.I34]*[.$I$2])" office:value-type="float" office:value="2400" calcext:value-type="float">
            <text:p>2.400,00</text:p>
          </table:table-cell>
          <table:table-cell table:style-name="ce3" table:formula="of:=[.J34]+[.I35]" office:value-type="float" office:value="43200" calcext:value-type="float">
            <text:p>43.200,00</text:p>
          </table:table-cell>
          <table:table-cell/>
          <table:table-cell table:style-name="Default"/>
          <table:table-cell table:style-name="ce3" table:formula="of:=[.M34]+([.M34]*[.$M$2])" office:value-type="float" office:value="49030.1587285449" calcext:value-type="float">
            <text:p>49.030,16</text:p>
          </table:table-cell>
          <table:table-cell table:style-name="ce3" table:formula="of:=[.N34]+[.M35]" office:value-type="float" office:value="694567.037241735" calcext:value-type="float">
            <text:p>694.567,04</text:p>
          </table:table-cell>
          <table:table-cell table:style-name="ce3"/>
          <table:table-cell table:formula="of:=[.P34]+([.P34]*[.$P$2])" office:value-type="float" office:value="7593.25833156268" calcext:value-type="float">
            <text:p>7.593,26</text:p>
          </table:table-cell>
          <table:table-cell table:style-name="ce3" table:formula="of:=[.Q34]+([.Q34]*[.$P$2])" office:value-type="float" office:value="91119.0999787522" calcext:value-type="float">
            <text:p>91.119,10</text:p>
          </table:table-cell>
          <table:table-cell table:style-name="ce3" table:formula="of:=[.Q35]+[.R34]" office:value-type="float" office:value="1243896.04546202" calcext:value-type="float">
            <text:p>1.243.896,05</text:p>
          </table:table-cell>
          <table:table-cell table:style-name="ce3"/>
          <table:table-cell/>
          <table:table-cell table:formula="of:=SUM([.E35];[.I35];[.M35])-[.Q35]" office:value-type="float" office:value="-6866.55150526084" calcext:value-type="float">
            <text:p>-6.866,55</text:p>
          </table:table-cell>
          <table:table-cell table:formula="of:=SUM([.F35];[.J35];[.N35])-[.R35]" office:value-type="float" office:value="37483.65790912" calcext:value-type="float">
            <text:p>37.483,66</text:p>
          </table:table-cell>
          <table:table-cell table:number-columns-repeated="163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Default"/>
          <table:table-cell table:style-name="ce3" table:formula="of:=[.E35]+([.E35]*[.$E$2])" office:value-type="float" office:value="33150.6136423959" calcext:value-type="float">
            <text:p>33.150,61</text:p>
          </table:table-cell>
          <table:table-cell table:style-name="ce3" table:formula="of:=[.F35]+[.E36]" office:value-type="float" office:value="576763.279771802" calcext:value-type="float">
            <text:p>576.763,28</text:p>
          </table:table-cell>
          <table:table-cell/>
          <table:table-cell table:style-name="Default"/>
          <table:table-cell table:style-name="ce3" table:formula="of:=[.I35]+([.I35]*[.$I$2])" office:value-type="float" office:value="2400" calcext:value-type="float">
            <text:p>2.400,00</text:p>
          </table:table-cell>
          <table:table-cell table:style-name="ce3" table:formula="of:=[.J35]+[.I36]" office:value-type="float" office:value="45600" calcext:value-type="float">
            <text:p>45.600,00</text:p>
          </table:table-cell>
          <table:table-cell/>
          <table:table-cell table:style-name="Default"/>
          <table:table-cell table:style-name="ce3" table:formula="of:=[.M35]+([.M35]*[.$M$2])" office:value-type="float" office:value="50501.0634904013" calcext:value-type="float">
            <text:p>50.501,06</text:p>
          </table:table-cell>
          <table:table-cell table:style-name="ce3" table:formula="of:=[.N35]+[.M36]" office:value-type="float" office:value="745068.100732136" calcext:value-type="float">
            <text:p>745.068,10</text:p>
          </table:table-cell>
          <table:table-cell table:style-name="ce3"/>
          <table:table-cell table:formula="of:=[.P35]+([.P35]*[.$P$2])" office:value-type="float" office:value="7859.02237316738" calcext:value-type="float">
            <text:p>7.859,02</text:p>
          </table:table-cell>
          <table:table-cell table:style-name="ce3" table:formula="of:=[.Q35]+([.Q35]*[.$P$2])" office:value-type="float" office:value="94308.2684780085" calcext:value-type="float">
            <text:p>94.308,27</text:p>
          </table:table-cell>
          <table:table-cell table:style-name="ce3" table:formula="of:=[.Q36]+[.R35]" office:value-type="float" office:value="1338204.31394003" calcext:value-type="float">
            <text:p>1.338.204,31</text:p>
          </table:table-cell>
          <table:table-cell table:style-name="ce3"/>
          <table:table-cell/>
          <table:table-cell table:formula="of:=SUM([.E36];[.I36];[.M36])-[.Q36]" office:value-type="float" office:value="-8256.59134521132" calcext:value-type="float">
            <text:p>-8.256,59</text:p>
          </table:table-cell>
          <table:table-cell table:formula="of:=SUM([.F36];[.J36];[.N36])-[.R36]" office:value-type="float" office:value="29227.0665639087" calcext:value-type="float">
            <text:p>29.227,07</text:p>
          </table:table-cell>
          <table:table-cell table:number-columns-repeated="163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Default"/>
          <table:table-cell table:style-name="ce3" table:formula="of:=[.E36]+([.E36]*[.$E$2])" office:value-type="float" office:value="33482.1197788198" calcext:value-type="float">
            <text:p>33.482,12</text:p>
          </table:table-cell>
          <table:table-cell table:style-name="ce3" table:formula="of:=[.F36]+[.E37]" office:value-type="float" office:value="610245.399550622" calcext:value-type="float">
            <text:p>610.245,40</text:p>
          </table:table-cell>
          <table:table-cell/>
          <table:table-cell table:style-name="Default"/>
          <table:table-cell table:style-name="ce3" table:formula="of:=[.I36]+([.I36]*[.$I$2])" office:value-type="float" office:value="2400" calcext:value-type="float">
            <text:p>2.400,00</text:p>
          </table:table-cell>
          <table:table-cell table:style-name="ce3" table:formula="of:=[.J36]+[.I37]" office:value-type="float" office:value="48000" calcext:value-type="float">
            <text:p>48.000,00</text:p>
          </table:table-cell>
          <table:table-cell/>
          <table:table-cell table:style-name="Default"/>
          <table:table-cell table:style-name="ce3" table:formula="of:=[.M36]+([.M36]*[.$M$2])" office:value-type="float" office:value="52016.0953951133" calcext:value-type="float">
            <text:p>52.016,10</text:p>
          </table:table-cell>
          <table:table-cell table:style-name="ce3" table:formula="of:=[.N36]+[.M37]" office:value-type="float" office:value="797084.19612725" calcext:value-type="float">
            <text:p>797.084,20</text:p>
          </table:table-cell>
          <table:table-cell table:style-name="ce3"/>
          <table:table-cell table:formula="of:=[.P36]+([.P36]*[.$P$2])" office:value-type="float" office:value="8134.08815622824" calcext:value-type="float">
            <text:p>8.134,09</text:p>
          </table:table-cell>
          <table:table-cell table:style-name="ce3" table:formula="of:=[.Q36]+([.Q36]*[.$P$2])" office:value-type="float" office:value="97609.0578747388" calcext:value-type="float">
            <text:p>97.609,06</text:p>
          </table:table-cell>
          <table:table-cell table:style-name="ce3" table:formula="of:=[.Q37]+[.R36]" office:value-type="float" office:value="1435813.37181477" calcext:value-type="float">
            <text:p>1.435.813,37</text:p>
          </table:table-cell>
          <table:table-cell table:style-name="ce3"/>
          <table:table-cell/>
          <table:table-cell table:formula="of:=SUM([.E37];[.I37];[.M37])-[.Q37]" office:value-type="float" office:value="-9710.84270080569" calcext:value-type="float">
            <text:p>-9.710,84</text:p>
          </table:table-cell>
          <table:table-cell table:formula="of:=SUM([.F37];[.J37];[.N37])-[.R37]" office:value-type="float" office:value="19516.2238631034" calcext:value-type="float">
            <text:p>19.516,22</text:p>
          </table:table-cell>
          <table:table-cell table:number-columns-repeated="163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Default"/>
          <table:table-cell table:style-name="ce3" table:formula="of:=[.E37]+([.E37]*[.$E$2])" office:value-type="float" office:value="33816.940976608" calcext:value-type="float">
            <text:p>33.816,94</text:p>
          </table:table-cell>
          <table:table-cell table:style-name="ce3" table:formula="of:=[.F37]+[.E38]" office:value-type="float" office:value="644062.34052723" calcext:value-type="float">
            <text:p>644.062,34</text:p>
          </table:table-cell>
          <table:table-cell/>
          <table:table-cell table:style-name="Default"/>
          <table:table-cell table:style-name="ce3" table:formula="of:=[.I37]+([.I37]*[.$I$2])" office:value-type="float" office:value="2400" calcext:value-type="float">
            <text:p>2.400,00</text:p>
          </table:table-cell>
          <table:table-cell table:style-name="ce3" table:formula="of:=[.J37]+[.I38]" office:value-type="float" office:value="50400" calcext:value-type="float">
            <text:p>50.400,00</text:p>
          </table:table-cell>
          <table:table-cell/>
          <table:table-cell table:style-name="Default"/>
          <table:table-cell table:style-name="ce3" table:formula="of:=[.M37]+([.M37]*[.$M$2])" office:value-type="float" office:value="53576.5782569667" calcext:value-type="float">
            <text:p>53.576,58</text:p>
          </table:table-cell>
          <table:table-cell table:style-name="ce3" table:formula="of:=[.N37]+[.M38]" office:value-type="float" office:value="850660.774384216" calcext:value-type="float">
            <text:p>850.660,77</text:p>
          </table:table-cell>
          <table:table-cell table:style-name="ce3"/>
          <table:table-cell table:formula="of:=[.P37]+([.P37]*[.$P$2])" office:value-type="float" office:value="8418.78124169622" calcext:value-type="float">
            <text:p>8.418,78</text:p>
          </table:table-cell>
          <table:table-cell table:style-name="ce3" table:formula="of:=[.Q37]+([.Q37]*[.$P$2])" office:value-type="float" office:value="101025.374900355" calcext:value-type="float">
            <text:p>101.025,37</text:p>
          </table:table-cell>
          <table:table-cell table:style-name="ce3" table:formula="of:=[.Q38]+[.R37]" office:value-type="float" office:value="1536838.74671512" calcext:value-type="float">
            <text:p>1.536.838,75</text:p>
          </table:table-cell>
          <table:table-cell table:style-name="ce3"/>
          <table:table-cell/>
          <table:table-cell table:formula="of:=SUM([.E38];[.I38];[.M38])-[.Q38]" office:value-type="float" office:value="-11231.8556667799" calcext:value-type="float">
            <text:p>-11.231,86</text:p>
          </table:table-cell>
          <table:table-cell table:formula="of:=SUM([.F38];[.J38];[.N38])-[.R38]" office:value-type="float" office:value="8284.36819632351" calcext:value-type="float">
            <text:p>8.284,37</text:p>
          </table:table-cell>
          <table:table-cell table:number-columns-repeated="1635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Default"/>
          <table:table-cell table:style-name="ce3" table:formula="of:=[.E38]+([.E38]*[.$E$2])" office:value-type="float" office:value="34155.1103863741" calcext:value-type="float">
            <text:p>34.155,11</text:p>
          </table:table-cell>
          <table:table-cell table:style-name="ce3" table:formula="of:=[.F38]+[.E39]" office:value-type="float" office:value="678217.450913604" calcext:value-type="float">
            <text:p>678.217,45</text:p>
          </table:table-cell>
          <table:table-cell/>
          <table:table-cell table:style-name="Default"/>
          <table:table-cell table:style-name="ce3" table:formula="of:=[.I38]+([.I38]*[.$I$2])" office:value-type="float" office:value="2400" calcext:value-type="float">
            <text:p>2.400,00</text:p>
          </table:table-cell>
          <table:table-cell table:style-name="ce3" table:formula="of:=[.J38]+[.I39]" office:value-type="float" office:value="52800" calcext:value-type="float">
            <text:p>52.800,00</text:p>
          </table:table-cell>
          <table:table-cell/>
          <table:table-cell table:style-name="Default"/>
          <table:table-cell table:style-name="ce3" table:formula="of:=[.M38]+([.M38]*[.$M$2])" office:value-type="float" office:value="55183.8756046757" calcext:value-type="float">
            <text:p>55.183,88</text:p>
          </table:table-cell>
          <table:table-cell table:style-name="ce3" table:formula="of:=[.N38]+[.M39]" office:value-type="float" office:value="905844.649988892" calcext:value-type="float">
            <text:p>905.844,65</text:p>
          </table:table-cell>
          <table:table-cell table:style-name="ce3"/>
          <table:table-cell table:formula="of:=[.P38]+([.P38]*[.$P$2])" office:value-type="float" office:value="8713.43858515559" calcext:value-type="float">
            <text:p>8.713,44</text:p>
          </table:table-cell>
          <table:table-cell table:style-name="ce3" table:formula="of:=[.Q38]+([.Q38]*[.$P$2])" office:value-type="float" office:value="104561.263021867" calcext:value-type="float">
            <text:p>104.561,26</text:p>
          </table:table-cell>
          <table:table-cell table:style-name="ce3" table:formula="of:=[.Q39]+[.R38]" office:value-type="float" office:value="1641400.00973699" calcext:value-type="float">
            <text:p>1.641.400,01</text:p>
          </table:table-cell>
          <table:table-cell table:style-name="ce3"/>
          <table:table-cell/>
          <table:table-cell table:formula="of:=SUM([.E39];[.I39];[.M39])-[.Q39]" office:value-type="float" office:value="-12822.2770308172" calcext:value-type="float">
            <text:p>-12.822,28</text:p>
          </table:table-cell>
          <table:table-cell table:formula="of:=SUM([.F39];[.J39];[.N39])-[.R39]" office:value-type="float" office:value="-4537.90883449395" calcext:value-type="float">
            <text:p>-4.537,91</text:p>
          </table:table-cell>
          <table:table-cell table:number-columns-repeated="163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Default"/>
          <table:table-cell table:style-name="ce3" table:formula="of:=[.E39]+([.E39]*[.$E$2])" office:value-type="float" office:value="34496.6614902379" calcext:value-type="float">
            <text:p>34.496,66</text:p>
          </table:table-cell>
          <table:table-cell table:style-name="ce3" table:formula="of:=[.F39]+[.E40]" office:value-type="float" office:value="712714.112403842" calcext:value-type="float">
            <text:p>712.714,11</text:p>
          </table:table-cell>
          <table:table-cell/>
          <table:table-cell table:style-name="Default"/>
          <table:table-cell table:style-name="ce3" table:formula="of:=[.I39]+([.I39]*[.$I$2])" office:value-type="float" office:value="2400" calcext:value-type="float">
            <text:p>2.400,00</text:p>
          </table:table-cell>
          <table:table-cell table:style-name="ce3" table:formula="of:=[.J39]+[.I40]" office:value-type="float" office:value="55200" calcext:value-type="float">
            <text:p>55.200,00</text:p>
          </table:table-cell>
          <table:table-cell/>
          <table:table-cell table:style-name="Default"/>
          <table:table-cell table:style-name="ce3" table:formula="of:=[.M39]+([.M39]*[.$M$2])" office:value-type="float" office:value="56839.391872816" calcext:value-type="float">
            <text:p>56.839,39</text:p>
          </table:table-cell>
          <table:table-cell table:style-name="ce3" table:formula="of:=[.N39]+[.M40]" office:value-type="float" office:value="962684.041861708" calcext:value-type="float">
            <text:p>962.684,04</text:p>
          </table:table-cell>
          <table:table-cell table:style-name="ce3"/>
          <table:table-cell table:formula="of:=[.P39]+([.P39]*[.$P$2])" office:value-type="float" office:value="9018.40893563604" calcext:value-type="float">
            <text:p>9.018,41</text:p>
          </table:table-cell>
          <table:table-cell table:style-name="ce3" table:formula="of:=[.Q39]+([.Q39]*[.$P$2])" office:value-type="float" office:value="108220.907227632" calcext:value-type="float">
            <text:p>108.220,91</text:p>
          </table:table-cell>
          <table:table-cell table:style-name="ce3" table:formula="of:=[.Q40]+[.R39]" office:value-type="float" office:value="1749620.91696462" calcext:value-type="float">
            <text:p>1.749.620,92</text:p>
          </table:table-cell>
          <table:table-cell table:style-name="ce3"/>
          <table:table-cell/>
          <table:table-cell table:formula="of:=SUM([.E40];[.I40];[.M40])-[.Q40]" office:value-type="float" office:value="-14484.8538645785" calcext:value-type="float">
            <text:p>-14.484,85</text:p>
          </table:table-cell>
          <table:table-cell table:formula="of:=SUM([.F40];[.J40];[.N40])-[.R40]" office:value-type="float" office:value="-19022.7626990723" calcext:value-type="float">
            <text:p>-19.022,76</text:p>
          </table:table-cell>
          <table:table-cell table:number-columns-repeated="16353"/>
        </table:table-row>
        <table:table-row table:style-name="ro1" table:number-rows-repeated="1048535">
          <table:table-cell table:number-columns-repeated="16375"/>
        </table:table-row>
        <table:table-row table:style-name="ro1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3:14.232131537</meta:creation-date>
    <meta:generator>LibreOffice/7.4.7.2$Linux_X86_64 LibreOffice_project/40$Build-2</meta:generator>
    <dc:date>2025-07-06T13:45:19.557310118</dc:date>
    <meta:editing-duration>PT10H44M53S</meta:editing-duration>
    <meta:editing-cycles>23</meta:editing-cycles>
    <dc:creator>steffen</dc:creator>
    <meta:document-statistic meta:table-count="1" meta:cell-count="431" meta:object-count="0"/>
  </office:meta>
</office:document-meta>
</file>